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64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38.61mm"/>
    </style:style>
    <style:style style:name="co10" style:family="table-column">
      <style:table-column-properties fo:break-before="auto" style:column-width="34.91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lass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table:number-columns-repeated="2"/>
          <table:table-cell office:value-type="string" calcext:value-type="string">
            <text:p>Wine</text:p>
          </table:table-cell>
          <table:table-cell table:number-columns-repeated="2"/>
          <table:table-cell office:value-type="string" calcext:value-type="string">
            <text:p>Diabetes</text:p>
          </table:table-cell>
          <table:table-cell table:number-columns-repeated="2"/>
          <table:table-cell office:value-type="string" calcext:value-type="string">
            <text:p>He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0.0909913411404" calcext:value-type="float">
            <text:p>0.0909913411</text:p>
          </table:table-cell>
          <table:table-cell office:value-type="float" office:value="0.061038542029" calcext:value-type="float">
            <text:p>0.061038542</text:p>
          </table:table-cell>
          <table:table-cell/>
          <table:table-cell office:value-type="float" office:value="0.0230610770495" calcext:value-type="float">
            <text:p>0.023061077</text:p>
          </table:table-cell>
          <table:table-cell office:value-type="float" office:value="0.00921532818328" calcext:value-type="float">
            <text:p>0.0092153282</text:p>
          </table:table-cell>
          <table:table-cell/>
          <table:table-cell office:value-type="float" office:value="0.0313855028348" calcext:value-type="float">
            <text:p>0.0313855028</text:p>
          </table:table-cell>
          <table:table-cell table:style-name="ce4" office:value-type="float" office:value="0.0000056090437145" calcext:value-type="float">
            <text:p>5.61E-06</text:p>
          </table:table-cell>
          <table:table-cell/>
          <table:table-cell office:value-type="float" office:value="0.137124059401" calcext:value-type="float">
            <text:p>0.1371240594</text:p>
          </table:table-cell>
          <table:table-cell office:value-type="float" office:value="0.129150345196" calcext:value-type="float">
            <text:p>0.1291503452</text:p>
          </table:table-cell>
          <table:table-cell/>
          <table:table-cell office:value-type="float" office:value="0.106145558893" calcext:value-type="float">
            <text:p>0.1061455589</text:p>
          </table:table-cell>
          <table:table-cell office:value-type="float" office:value="0.0649308438992" calcext:value-type="float">
            <text:p>0.0649308439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office:value-type="string" calcext:value-type="string">
            <text:p>Standard deviation: </text:p>
          </table:table-cell>
          <table:table-cell table:style-name="ce3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142499881101" calcext:value-type="float">
            <text:p>0.0142499881</text:p>
          </table:table-cell>
          <table:table-cell office:value-type="float" office:value="0.00412373461044" calcext:value-type="float">
            <text:p>0.0041237346</text:p>
          </table:table-cell>
          <table:table-cell/>
          <table:table-cell office:value-type="float" office:value="0.00992221797851" calcext:value-type="float">
            <text:p>0.009922218</text:p>
          </table:table-cell>
          <table:table-cell office:value-type="float" office:value="0.00316726023341" calcext:value-type="float">
            <text:p>0.0031672602</text:p>
          </table:table-cell>
          <table:table-cell/>
          <table:table-cell office:value-type="float" office:value="0.0356867386413" calcext:value-type="float">
            <text:p>0.0356867386</text:p>
          </table:table-cell>
          <table:table-cell table:style-name="ce4" office:value-type="float" office:value="0.0000105024750692" calcext:value-type="float">
            <text:p>1.05E-05</text:p>
          </table:table-cell>
          <table:table-cell/>
          <table:table-cell office:value-type="float" office:value="0.0112928015516" calcext:value-type="float">
            <text:p>0.0112928016</text:p>
          </table:table-cell>
          <table:table-cell office:value-type="float" office:value="0.00447637371297" calcext:value-type="float">
            <text:p>0.0044763737</text:p>
          </table:table-cell>
          <table:table-cell/>
          <table:table-cell office:value-type="float" office:value="0.00727775858177" calcext:value-type="float">
            <text:p>0.0072777586</text:p>
          </table:table-cell>
          <table:table-cell office:value-type="float" office:value="0.00404229119931" calcext:value-type="float">
            <text:p>0.004042291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G:</text:p>
          </table:table-cell>
          <table:table-cell/>
          <table:table-cell office:value-type="string" calcext:value-type="string">
            <text:p>E_G:</text:p>
          </table:table-cell>
          <table:table-cell table:style-name="ce3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0.11062660391" calcext:value-type="float">
            <text:p>0.1106266039</text:p>
          </table:table-cell>
          <table:table-cell office:value-type="float" office:value="0.0831755252015" calcext:value-type="float">
            <text:p>0.0831755252</text:p>
          </table:table-cell>
          <table:table-cell/>
          <table:table-cell office:value-type="float" office:value="0.0250631257296" calcext:value-type="float">
            <text:p>0.0250631257</text:p>
          </table:table-cell>
          <table:table-cell table:style-name="ce1" office:value-type="float" office:value="0.0166133427999" calcext:value-type="float">
            <text:p>0.0166133428</text:p>
          </table:table-cell>
          <table:table-cell/>
          <table:table-cell office:value-type="float" office:value="0.0601632684964" calcext:value-type="float">
            <text:p>0.0601632685</text:p>
          </table:table-cell>
          <table:table-cell office:value-type="float" office:value="0.0101393937467" calcext:value-type="float">
            <text:p>0.0101393937</text:p>
          </table:table-cell>
          <table:table-cell/>
          <table:table-cell office:value-type="float" office:value="0.172900038212" calcext:value-type="float">
            <text:p>0.1729000382</text:p>
          </table:table-cell>
          <table:table-cell office:value-type="float" office:value="0.161223641866" calcext:value-type="float">
            <text:p>0.1612236419</text:p>
          </table:table-cell>
          <table:table-cell/>
          <table:table-cell office:value-type="float" office:value="0.131604595091" calcext:value-type="float">
            <text:p>0.1316045951</text:p>
          </table:table-cell>
          <table:table-cell office:value-type="float" office:value="0.118879313152" calcext:value-type="float">
            <text:p>0.118879313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163041677323" calcext:value-type="float">
            <text:p>0.0163041677</text:p>
          </table:table-cell>
          <table:table-cell office:value-type="float" office:value="0.00738097738089" calcext:value-type="float">
            <text:p>0.0073809774</text:p>
          </table:table-cell>
          <table:table-cell/>
          <table:table-cell office:value-type="float" office:value="0.0132338207194" calcext:value-type="float">
            <text:p>0.0132338207</text:p>
          </table:table-cell>
          <table:table-cell office:value-type="float" office:value="0.00730673257488" calcext:value-type="float">
            <text:p>0.0073067326</text:p>
          </table:table-cell>
          <table:table-cell/>
          <table:table-cell office:value-type="float" office:value="0.040704474239" calcext:value-type="float">
            <text:p>0.0407044742</text:p>
          </table:table-cell>
          <table:table-cell office:value-type="float" office:value="0.0057535245324" calcext:value-type="float">
            <text:p>0.0057535245</text:p>
          </table:table-cell>
          <table:table-cell/>
          <table:table-cell office:value-type="float" office:value="0.0178768732907" calcext:value-type="float">
            <text:p>0.0178768733</text:p>
          </table:table-cell>
          <table:table-cell office:value-type="float" office:value="0.00595937627415" calcext:value-type="float">
            <text:p>0.0059593763</text:p>
          </table:table-cell>
          <table:table-cell/>
          <table:table-cell office:value-type="float" office:value="0.00800570083293" calcext:value-type="float">
            <text:p>0.0080057008</text:p>
          </table:table-cell>
          <table:table-cell office:value-type="float" office:value="0.00902504830167" calcext:value-type="float">
            <text:p>0.009025048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1.23065048821" calcext:value-type="float">
            <text:p>1.2306504882</text:p>
          </table:table-cell>
          <table:table-cell office:value-type="float" office:value="1.37143484222" calcext:value-type="float">
            <text:p>1.3714348422</text:p>
          </table:table-cell>
          <table:table-cell/>
          <table:table-cell office:value-type="float" office:value="1.11893239445" calcext:value-type="float">
            <text:p>1.1189323945</text:p>
          </table:table-cell>
          <table:table-cell table:style-name="ce1" office:value-type="float" office:value="2.6179220133" calcext:value-type="float">
            <text:p>2.6179220133</text:p>
          </table:table-cell>
          <table:table-cell/>
          <table:table-cell office:value-type="float" office:value="7.50539998344" calcext:value-type="float">
            <text:p>7.5053999834</text:p>
          </table:table-cell>
          <table:table-cell office:value-type="float" office:value="396623.958545" calcext:value-type="float">
            <text:p>396623.958545</text:p>
          </table:table-cell>
          <table:table-cell/>
          <table:table-cell office:value-type="float" office:value="1.27755209099" calcext:value-type="float">
            <text:p>1.277552091</text:p>
          </table:table-cell>
          <table:table-cell office:value-type="float" office:value="1.25122088662" calcext:value-type="float">
            <text:p>1.2512208866</text:p>
          </table:table-cell>
          <table:table-cell/>
          <table:table-cell office:value-type="float" office:value="1.24656109841" calcext:value-type="float">
            <text:p>1.2465610984</text:p>
          </table:table-cell>
          <table:table-cell office:value-type="float" office:value="1.84041675138" calcext:value-type="float">
            <text:p>1.840416751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177549093428" calcext:value-type="float">
            <text:p>0.1775490934</text:p>
          </table:table-cell>
          <table:table-cell office:value-type="float" office:value="0.169578133182" calcext:value-type="float">
            <text:p>0.1695781332</text:p>
          </table:table-cell>
          <table:table-cell/>
          <table:table-cell office:value-type="float" office:value="0.49370866316" calcext:value-type="float">
            <text:p>0.4937086632</text:p>
          </table:table-cell>
          <table:table-cell office:value-type="float" office:value="2.72659362673" calcext:value-type="float">
            <text:p>2.7265936267</text:p>
          </table:table-cell>
          <table:table-cell/>
          <table:table-cell office:value-type="float" office:value="9.27327766248" calcext:value-type="float">
            <text:p>9.2732776625</text:p>
          </table:table-cell>
          <table:table-cell office:value-type="float" office:value="1355246.09965" calcext:value-type="float">
            <text:p>1355246.09965</text:p>
          </table:table-cell>
          <table:table-cell/>
          <table:table-cell office:value-type="float" office:value="0.222987494873" calcext:value-type="float">
            <text:p>0.2229874949</text:p>
          </table:table-cell>
          <table:table-cell office:value-type="float" office:value="0.0883666467765" calcext:value-type="float">
            <text:p>0.0883666468</text:p>
          </table:table-cell>
          <table:table-cell/>
          <table:table-cell office:value-type="float" office:value="0.121877988722" calcext:value-type="float">
            <text:p>0.1218779887</text:p>
          </table:table-cell>
          <table:table-cell office:value-type="float" office:value="0.202234887291" calcext:value-type="float">
            <text:p>0.202234887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table:style-name="ce1" office:value-type="float" office:value="0.0841941894022" calcext:value-type="float">
            <text:p>0.0841941894</text:p>
          </table:table-cell>
          <table:table-cell table:style-name="ce1" office:value-type="float" office:value="0.0608080799584" calcext:value-type="float">
            <text:p>0.06080808</text:p>
          </table:table-cell>
          <table:table-cell/>
          <table:table-cell office:value-type="float" office:value="0.0204175600216" calcext:value-type="float">
            <text:p>0.02041756</text:p>
          </table:table-cell>
          <table:table-cell office:value-type="float" office:value="0.00833094185845" calcext:value-type="float">
            <text:p>0.0083309419</text:p>
          </table:table-cell>
          <table:table-cell/>
          <table:table-cell office:value-type="float" office:value="0.0202800510358" calcext:value-type="float">
            <text:p>0.020280051</text:p>
          </table:table-cell>
          <table:table-cell table:style-name="ce4" office:value-type="float" office:value="0.0000101792683921" calcext:value-type="float">
            <text:p>1.02E-05</text:p>
          </table:table-cell>
          <table:table-cell/>
          <table:table-cell office:value-type="float" office:value="0.137369404806" calcext:value-type="float">
            <text:p>0.1373694048</text:p>
          </table:table-cell>
          <table:table-cell office:value-type="float" office:value="0.130101446697" calcext:value-type="float">
            <text:p>0.1301014467</text:p>
          </table:table-cell>
          <table:table-cell/>
          <table:table-cell office:value-type="float" office:value="0.100197758589" calcext:value-type="float">
            <text:p>0.1001977586</text:p>
          </table:table-cell>
          <table:table-cell office:value-type="float" office:value="0.0643644603362" calcext:value-type="float">
            <text:p>0.064364460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0994472405024" calcext:value-type="float">
            <text:p>0.0099447241</text:p>
          </table:table-cell>
          <table:table-cell office:value-type="float" office:value="0.00510084352594" calcext:value-type="float">
            <text:p>0.0051008435</text:p>
          </table:table-cell>
          <table:table-cell/>
          <table:table-cell office:value-type="float" office:value="0.00881115637591" calcext:value-type="float">
            <text:p>0.0088111564</text:p>
          </table:table-cell>
          <table:table-cell office:value-type="float" office:value="0.0031908831307" calcext:value-type="float">
            <text:p>0.0031908831</text:p>
          </table:table-cell>
          <table:table-cell/>
          <table:table-cell office:value-type="float" office:value="0.0325145721976" calcext:value-type="float">
            <text:p>0.0325145722</text:p>
          </table:table-cell>
          <table:table-cell table:style-name="ce4" office:value-type="float" office:value="0.0000251736316554" calcext:value-type="float">
            <text:p>2.52E-05</text:p>
          </table:table-cell>
          <table:table-cell/>
          <table:table-cell office:value-type="float" office:value="0.0113046671015" calcext:value-type="float">
            <text:p>0.0113046671</text:p>
          </table:table-cell>
          <table:table-cell office:value-type="float" office:value="0.00430089191706" calcext:value-type="float">
            <text:p>0.0043008919</text:p>
          </table:table-cell>
          <table:table-cell/>
          <table:table-cell office:value-type="float" office:value="0.0066703772081" calcext:value-type="float">
            <text:p>0.0066703772</text:p>
          </table:table-cell>
          <table:table-cell office:value-type="float" office:value="0.00308516459159" calcext:value-type="float">
            <text:p>0.003085164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0.100561985709" calcext:value-type="float">
            <text:p>0.1005619857</text:p>
          </table:table-cell>
          <table:table-cell table:style-name="ce1" office:value-type="float" office:value="0.0822900846558" calcext:value-type="float">
            <text:p>0.0822900847</text:p>
          </table:table-cell>
          <table:table-cell/>
          <table:table-cell office:value-type="float" office:value="0.0236933736143" calcext:value-type="float">
            <text:p>0.0236933736</text:p>
          </table:table-cell>
          <table:table-cell office:value-type="float" office:value="0.01842011186" calcext:value-type="float">
            <text:p>0.0184201119</text:p>
          </table:table-cell>
          <table:table-cell/>
          <table:table-cell office:value-type="float" office:value="0.0476996770927" calcext:value-type="float">
            <text:p>0.0476996771</text:p>
          </table:table-cell>
          <table:table-cell office:value-type="float" office:value="0.0101949194106" calcext:value-type="float">
            <text:p>0.0101949194</text:p>
          </table:table-cell>
          <table:table-cell/>
          <table:table-cell office:value-type="float" office:value="0.175804638752" calcext:value-type="float">
            <text:p>0.1758046388</text:p>
          </table:table-cell>
          <table:table-cell office:value-type="float" office:value="0.16238036638" calcext:value-type="float">
            <text:p>0.1623803664</text:p>
          </table:table-cell>
          <table:table-cell/>
          <table:table-cell office:value-type="float" office:value="0.124885991291" calcext:value-type="float">
            <text:p>0.1248859913</text:p>
          </table:table-cell>
          <table:table-cell office:value-type="float" office:value="0.120361288172" calcext:value-type="float">
            <text:p>0.120361288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143486758633" calcext:value-type="float">
            <text:p>0.0143486759</text:p>
          </table:table-cell>
          <table:table-cell office:value-type="float" office:value="0.00807250271838" calcext:value-type="float">
            <text:p>0.0080725027</text:p>
          </table:table-cell>
          <table:table-cell/>
          <table:table-cell office:value-type="float" office:value="0.00908906311846" calcext:value-type="float">
            <text:p>0.0090890631</text:p>
          </table:table-cell>
          <table:table-cell office:value-type="float" office:value="0.00789609158266" calcext:value-type="float">
            <text:p>0.0078960916</text:p>
          </table:table-cell>
          <table:table-cell/>
          <table:table-cell office:value-type="float" office:value="0.0418274876289" calcext:value-type="float">
            <text:p>0.0418274876</text:p>
          </table:table-cell>
          <table:table-cell office:value-type="float" office:value="0.0053912001987" calcext:value-type="float">
            <text:p>0.0053912002</text:p>
          </table:table-cell>
          <table:table-cell/>
          <table:table-cell office:value-type="float" office:value="0.0193871871014" calcext:value-type="float">
            <text:p>0.0193871871</text:p>
          </table:table-cell>
          <table:table-cell office:value-type="float" office:value="0.00641001952694" calcext:value-type="float">
            <text:p>0.0064100195</text:p>
          </table:table-cell>
          <table:table-cell/>
          <table:table-cell office:value-type="float" office:value="0.00804424232217" calcext:value-type="float">
            <text:p>0.0080442423</text:p>
          </table:table-cell>
          <table:table-cell office:value-type="float" office:value="0.00675047010078" calcext:value-type="float">
            <text:p>0.006750470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1.20245739586" calcext:value-type="float">
            <text:p>1.2024573959</text:p>
          </table:table-cell>
          <table:table-cell table:style-name="ce1" office:value-type="float" office:value="1.36674597033" calcext:value-type="float">
            <text:p>1.3667459703</text:p>
          </table:table-cell>
          <table:table-cell/>
          <table:table-cell office:value-type="float" office:value="1.25016177035" calcext:value-type="float">
            <text:p>1.2501617704</text:p>
          </table:table-cell>
          <table:table-cell office:value-type="float" office:value="3.09107570037" calcext:value-type="float">
            <text:p>3.0910757004</text:p>
          </table:table-cell>
          <table:table-cell/>
          <table:table-cell office:value-type="float" office:value="10.0865305394" calcext:value-type="float">
            <text:p>10.0865305394</text:p>
          </table:table-cell>
          <table:table-cell office:value-type="float" office:value="31129.3501788" calcext:value-type="float">
            <text:p>31129.3501788</text:p>
          </table:table-cell>
          <table:table-cell/>
          <table:table-cell office:value-type="float" office:value="1.29596902742" calcext:value-type="float">
            <text:p>1.2959690274</text:p>
          </table:table-cell>
          <table:table-cell office:value-type="float" office:value="1.25059195066" calcext:value-type="float">
            <text:p>1.2505919507</text:p>
          </table:table-cell>
          <table:table-cell/>
          <table:table-cell office:value-type="float" office:value="1.2504259725" calcext:value-type="float">
            <text:p>1.2504259725</text:p>
          </table:table-cell>
          <table:table-cell office:value-type="float" office:value="1.87502154185" calcext:value-type="float">
            <text:p>1.8750215419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179912929766" calcext:value-type="float">
            <text:p>0.1799129298</text:p>
          </table:table-cell>
          <table:table-cell office:value-type="float" office:value="0.203229414204" calcext:value-type="float">
            <text:p>0.2032294142</text:p>
          </table:table-cell>
          <table:table-cell/>
          <table:table-cell office:value-type="float" office:value="0.443750387774" calcext:value-type="float">
            <text:p>0.4437503878</text:p>
          </table:table-cell>
          <table:table-cell office:value-type="float" office:value="2.73610950882" calcext:value-type="float">
            <text:p>2.7361095088</text:p>
          </table:table-cell>
          <table:table-cell/>
          <table:table-cell office:value-type="float" office:value="12.5528326227" calcext:value-type="float">
            <text:p>12.5528326227</text:p>
          </table:table-cell>
          <table:table-cell office:value-type="float" office:value="49291.8823746" calcext:value-type="float">
            <text:p>49291.8823746</text:p>
          </table:table-cell>
          <table:table-cell/>
          <table:table-cell office:value-type="float" office:value="0.228948134164" calcext:value-type="float">
            <text:p>0.2289481342</text:p>
          </table:table-cell>
          <table:table-cell office:value-type="float" office:value="0.0833597408297" calcext:value-type="float">
            <text:p>0.0833597408</text:p>
          </table:table-cell>
          <table:table-cell/>
          <table:table-cell office:value-type="float" office:value="0.0989708794979" calcext:value-type="float">
            <text:p>0.0989708795</text:p>
          </table:table-cell>
          <table:table-cell office:value-type="float" office:value="0.150929503106" calcext:value-type="float">
            <text:p>0.150929503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0.0848778208269" calcext:value-type="float">
            <text:p>0.0848778208</text:p>
          </table:table-cell>
          <table:table-cell office:value-type="float" office:value="0.0624204296875" calcext:value-type="float">
            <text:p>0.0624204297</text:p>
          </table:table-cell>
          <table:table-cell/>
          <table:table-cell office:value-type="float" office:value="0.020652179293" calcext:value-type="float">
            <text:p>0.0206521793</text:p>
          </table:table-cell>
          <table:table-cell table:style-name="ce1" office:value-type="float" office:value="0.00829776007814" calcext:value-type="float">
            <text:p>0.0082977601</text:p>
          </table:table-cell>
          <table:table-cell/>
          <table:table-cell office:value-type="float" office:value="0.0159231529273" calcext:value-type="float">
            <text:p>0.0159231529</text:p>
          </table:table-cell>
          <table:table-cell table:style-name="ce4" office:value-type="float" office:value="0.00000260735090579" calcext:value-type="float">
            <text:p>2.61E-06</text:p>
          </table:table-cell>
          <table:table-cell/>
          <table:table-cell office:value-type="float" office:value="0.141566751874" calcext:value-type="float">
            <text:p>0.1415667519</text:p>
          </table:table-cell>
          <table:table-cell office:value-type="float" office:value="0.132747136881" calcext:value-type="float">
            <text:p>0.1327471369</text:p>
          </table:table-cell>
          <table:table-cell/>
          <table:table-cell office:value-type="float" office:value="0.101103552732" calcext:value-type="float">
            <text:p>0.1011035527</text:p>
          </table:table-cell>
          <table:table-cell office:value-type="float" office:value="0.0642798603622" calcext:value-type="float">
            <text:p>0.064279860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0793375330488" calcext:value-type="float">
            <text:p>0.0079337533</text:p>
          </table:table-cell>
          <table:table-cell office:value-type="float" office:value="0.00480464556751" calcext:value-type="float">
            <text:p>0.0048046456</text:p>
          </table:table-cell>
          <table:table-cell/>
          <table:table-cell office:value-type="float" office:value="0.00596076557026" calcext:value-type="float">
            <text:p>0.0059607656</text:p>
          </table:table-cell>
          <table:table-cell office:value-type="float" office:value="0.00322787044313" calcext:value-type="float">
            <text:p>0.0032278704</text:p>
          </table:table-cell>
          <table:table-cell/>
          <table:table-cell office:value-type="float" office:value="0.0350025222283" calcext:value-type="float">
            <text:p>0.0350025222</text:p>
          </table:table-cell>
          <table:table-cell table:style-name="ce4" office:value-type="float" office:value="0.00000335198054152" calcext:value-type="float">
            <text:p>3.35E-06</text:p>
          </table:table-cell>
          <table:table-cell/>
          <table:table-cell office:value-type="float" office:value="0.00892817260016" calcext:value-type="float">
            <text:p>0.0089281726</text:p>
          </table:table-cell>
          <table:table-cell office:value-type="float" office:value="0.00320985683798" calcext:value-type="float">
            <text:p>0.0032098568</text:p>
          </table:table-cell>
          <table:table-cell/>
          <table:table-cell office:value-type="float" office:value="0.00606926259628" calcext:value-type="float">
            <text:p>0.0060692626</text:p>
          </table:table-cell>
          <table:table-cell office:value-type="float" office:value="0.00596851966464" calcext:value-type="float">
            <text:p>0.005968519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table:style-name="ce1" office:value-type="float" office:value="0.0995733655507" calcext:value-type="float">
            <text:p>0.0995733656</text:p>
          </table:table-cell>
          <table:table-cell office:value-type="float" office:value="0.0845364967903" calcext:value-type="float">
            <text:p>0.0845364968</text:p>
          </table:table-cell>
          <table:table-cell/>
          <table:table-cell office:value-type="float" office:value="0.0237729763687" calcext:value-type="float">
            <text:p>0.0237729764</text:p>
          </table:table-cell>
          <table:table-cell office:value-type="float" office:value="0.017655930382" calcext:value-type="float">
            <text:p>0.0176559304</text:p>
          </table:table-cell>
          <table:table-cell/>
          <table:table-cell office:value-type="float" office:value="0.0439766854223" calcext:value-type="float">
            <text:p>0.0439766854</text:p>
          </table:table-cell>
          <table:table-cell office:value-type="float" office:value="0.0110354753029" calcext:value-type="float">
            <text:p>0.0110354753</text:p>
          </table:table-cell>
          <table:table-cell/>
          <table:table-cell office:value-type="float" office:value="0.178792920918" calcext:value-type="float">
            <text:p>0.1787929209</text:p>
          </table:table-cell>
          <table:table-cell office:value-type="float" office:value="0.160283127542" calcext:value-type="float">
            <text:p>0.1602831275</text:p>
          </table:table-cell>
          <table:table-cell/>
          <table:table-cell office:value-type="float" office:value="0.127200975747" calcext:value-type="float">
            <text:p>0.1272009757</text:p>
          </table:table-cell>
          <table:table-cell office:value-type="float" office:value="0.121654071166" calcext:value-type="float">
            <text:p>0.121654071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0969604715723" calcext:value-type="float">
            <text:p>0.0096960472</text:p>
          </table:table-cell>
          <table:table-cell office:value-type="float" office:value="0.00766876979511" calcext:value-type="float">
            <text:p>0.0076687698</text:p>
          </table:table-cell>
          <table:table-cell/>
          <table:table-cell office:value-type="float" office:value="0.00651964254266" calcext:value-type="float">
            <text:p>0.0065196425</text:p>
          </table:table-cell>
          <table:table-cell office:value-type="float" office:value="0.00813848540587" calcext:value-type="float">
            <text:p>0.0081384854</text:p>
          </table:table-cell>
          <table:table-cell/>
          <table:table-cell office:value-type="float" office:value="0.0352658906661" calcext:value-type="float">
            <text:p>0.0352658907</text:p>
          </table:table-cell>
          <table:table-cell office:value-type="float" office:value="0.00552921719155" calcext:value-type="float">
            <text:p>0.0055292172</text:p>
          </table:table-cell>
          <table:table-cell/>
          <table:table-cell office:value-type="float" office:value="0.0206310009115" calcext:value-type="float">
            <text:p>0.0206310009</text:p>
          </table:table-cell>
          <table:table-cell office:value-type="float" office:value="0.00563159500397" calcext:value-type="float">
            <text:p>0.005631595</text:p>
          </table:table-cell>
          <table:table-cell/>
          <table:table-cell office:value-type="float" office:value="0.0097392946112" calcext:value-type="float">
            <text:p>0.0097392946</text:p>
          </table:table-cell>
          <table:table-cell office:value-type="float" office:value="0.00939176476659" calcext:value-type="float">
            <text:p>0.009391764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1.18023516775" calcext:value-type="float">
            <text:p>1.1802351678</text:p>
          </table:table-cell>
          <table:table-cell office:value-type="float" office:value="1.36708748137" calcext:value-type="float">
            <text:p>1.3670874814</text:p>
          </table:table-cell>
          <table:table-cell/>
          <table:table-cell office:value-type="float" office:value="1.21050577737" calcext:value-type="float">
            <text:p>1.2105057774</text:p>
          </table:table-cell>
          <table:table-cell office:value-type="float" office:value="3.07521083361" calcext:value-type="float">
            <text:p>3.0752108336</text:p>
          </table:table-cell>
          <table:table-cell/>
          <table:table-cell office:value-type="float" office:value="11.6433532822" calcext:value-type="float">
            <text:p>11.6433532822</text:p>
          </table:table-cell>
          <table:table-cell office:value-type="float" office:value="107577.308458" calcext:value-type="float">
            <text:p>107577.308458</text:p>
          </table:table-cell>
          <table:table-cell/>
          <table:table-cell office:value-type="float" office:value="1.27365954837" calcext:value-type="float">
            <text:p>1.2736595484</text:p>
          </table:table-cell>
          <table:table-cell office:value-type="float" office:value="1.20893112092" calcext:value-type="float">
            <text:p>1.2089311209</text:p>
          </table:table-cell>
          <table:table-cell/>
          <table:table-cell office:value-type="float" office:value="1.26487493112" calcext:value-type="float">
            <text:p>1.2648749311</text:p>
          </table:table-cell>
          <table:table-cell office:value-type="float" office:value="1.92101234102" calcext:value-type="float">
            <text:p>1.92101234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136244941555" calcext:value-type="float">
            <text:p>0.1362449416</text:p>
          </table:table-cell>
          <table:table-cell office:value-type="float" office:value="0.196021483593" calcext:value-type="float">
            <text:p>0.1960214836</text:p>
          </table:table-cell>
          <table:table-cell/>
          <table:table-cell office:value-type="float" office:value="0.361705400845" calcext:value-type="float">
            <text:p>0.3617054008</text:p>
          </table:table-cell>
          <table:table-cell office:value-type="float" office:value="2.77589063327" calcext:value-type="float">
            <text:p>2.7758906333</text:p>
          </table:table-cell>
          <table:table-cell/>
          <table:table-cell office:value-type="float" office:value="18.4275564229" calcext:value-type="float">
            <text:p>18.4275564229</text:p>
          </table:table-cell>
          <table:table-cell office:value-type="float" office:value="200753.411314" calcext:value-type="float">
            <text:p>200753.411314</text:p>
          </table:table-cell>
          <table:table-cell/>
          <table:table-cell office:value-type="float" office:value="0.206006490987" calcext:value-type="float">
            <text:p>0.206006491</text:p>
          </table:table-cell>
          <table:table-cell office:value-type="float" office:value="0.0680541101314" calcext:value-type="float">
            <text:p>0.0680541101</text:p>
          </table:table-cell>
          <table:table-cell/>
          <table:table-cell office:value-type="float" office:value="0.14388555051" calcext:value-type="float">
            <text:p>0.1438855505</text:p>
          </table:table-cell>
          <table:table-cell office:value-type="float" office:value="0.324871360186" calcext:value-type="float">
            <text:p>0.324871360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/>
          <table:table-cell table:number-columns-repeated="2" office:value-type="string" calcext:value-type="string">
            <text:p>E_T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0.087398233371" calcext:value-type="float">
            <text:p>0.0873982334</text:p>
          </table:table-cell>
          <table:table-cell table:style-name="ce2" office:value-type="float" office:value="0.0630009763277" calcext:value-type="float">
            <text:p>0.0630009763</text:p>
          </table:table-cell>
          <table:table-cell/>
          <table:table-cell table:style-name="ce1" office:value-type="float" office:value="0.0186263894652" calcext:value-type="float">
            <text:p>0.0186263895</text:p>
          </table:table-cell>
          <table:table-cell office:value-type="float" office:value="0.00886477754764" calcext:value-type="float">
            <text:p>0.0088647775</text:p>
          </table:table-cell>
          <table:table-cell/>
          <table:table-cell office:value-type="float" office:value="0.00854521654581" calcext:value-type="float">
            <text:p>0.0085452165</text:p>
          </table:table-cell>
          <table:table-cell table:style-name="ce4" office:value-type="float" office:value="0.00000229026719081" calcext:value-type="float">
            <text:p>2.29E-06</text:p>
          </table:table-cell>
          <table:table-cell/>
          <table:table-cell office:value-type="float" office:value="0.138954617372" calcext:value-type="float">
            <text:p>0.1389546174</text:p>
          </table:table-cell>
          <table:table-cell office:value-type="float" office:value="0.131405288251" calcext:value-type="float">
            <text:p>0.1314052883</text:p>
          </table:table-cell>
          <table:table-cell/>
          <table:table-cell office:value-type="float" office:value="0.101385982396" calcext:value-type="float">
            <text:p>0.1013859824</text:p>
          </table:table-cell>
          <table:table-cell office:value-type="float" office:value="0.0649044825215" calcext:value-type="float">
            <text:p>0.064904482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0838712592655" calcext:value-type="float">
            <text:p>0.0083871259</text:p>
          </table:table-cell>
          <table:table-cell office:value-type="float" office:value="0.0060183941468" calcext:value-type="float">
            <text:p>0.0060183941</text:p>
          </table:table-cell>
          <table:table-cell/>
          <table:table-cell office:value-type="float" office:value="0.00690377982035" calcext:value-type="float">
            <text:p>0.0069037798</text:p>
          </table:table-cell>
          <table:table-cell office:value-type="float" office:value="0.00308016751326" calcext:value-type="float">
            <text:p>0.0030801675</text:p>
          </table:table-cell>
          <table:table-cell/>
          <table:table-cell office:value-type="float" office:value="0.00862107722086" calcext:value-type="float">
            <text:p>0.0086210772</text:p>
          </table:table-cell>
          <table:table-cell table:style-name="ce4" office:value-type="float" office:value="0.00000366036046085" calcext:value-type="float">
            <text:p>3.66E-06</text:p>
          </table:table-cell>
          <table:table-cell/>
          <table:table-cell office:value-type="float" office:value="0.00724236115369" calcext:value-type="float">
            <text:p>0.0072423612</text:p>
          </table:table-cell>
          <table:table-cell office:value-type="float" office:value="0.00298632798303" calcext:value-type="float">
            <text:p>0.002986328</text:p>
          </table:table-cell>
          <table:table-cell/>
          <table:table-cell office:value-type="float" office:value="0.00625972405939" calcext:value-type="float">
            <text:p>0.0062597241</text:p>
          </table:table-cell>
          <table:table-cell office:value-type="float" office:value="0.0051443909892" calcext:value-type="float">
            <text:p>0.00514439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office:value-type="float" office:value="0.102462805158" calcext:value-type="float">
            <text:p>0.1024628052</text:p>
          </table:table-cell>
          <table:table-cell office:value-type="float" office:value="0.0856678692265" calcext:value-type="float">
            <text:p>0.0856678692</text:p>
          </table:table-cell>
          <table:table-cell/>
          <table:table-cell table:style-name="ce1" office:value-type="float" office:value="0.0193886904341" calcext:value-type="float">
            <text:p>0.0193886904</text:p>
          </table:table-cell>
          <table:table-cell office:value-type="float" office:value="0.0170610056305" calcext:value-type="float">
            <text:p>0.0170610056</text:p>
          </table:table-cell>
          <table:table-cell/>
          <table:table-cell office:value-type="float" office:value="0.0391140393682" calcext:value-type="float">
            <text:p>0.0391140394</text:p>
          </table:table-cell>
          <table:table-cell office:value-type="float" office:value="0.010549445465" calcext:value-type="float">
            <text:p>0.0105494455</text:p>
          </table:table-cell>
          <table:table-cell/>
          <table:table-cell office:value-type="float" office:value="0.175059542416" calcext:value-type="float">
            <text:p>0.1750595424</text:p>
          </table:table-cell>
          <table:table-cell office:value-type="float" office:value="0.161643813353" calcext:value-type="float">
            <text:p>0.1616438134</text:p>
          </table:table-cell>
          <table:table-cell/>
          <table:table-cell office:value-type="float" office:value="0.126845800288" calcext:value-type="float">
            <text:p>0.1268458003</text:p>
          </table:table-cell>
          <table:table-cell office:value-type="float" office:value="0.119486268565" calcext:value-type="float">
            <text:p>0.119486268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0117366501121" calcext:value-type="float">
            <text:p>0.0117366501</text:p>
          </table:table-cell>
          <table:table-cell office:value-type="float" office:value="0.0104445967541" calcext:value-type="float">
            <text:p>0.0104445968</text:p>
          </table:table-cell>
          <table:table-cell/>
          <table:table-cell office:value-type="float" office:value="0.00760580033775" calcext:value-type="float">
            <text:p>0.0076058003</text:p>
          </table:table-cell>
          <table:table-cell office:value-type="float" office:value="0.00761394103315" calcext:value-type="float">
            <text:p>0.007613941</text:p>
          </table:table-cell>
          <table:table-cell/>
          <table:table-cell office:value-type="float" office:value="0.0267380891727" calcext:value-type="float">
            <text:p>0.0267380892</text:p>
          </table:table-cell>
          <table:table-cell office:value-type="float" office:value="0.00467899536395" calcext:value-type="float">
            <text:p>0.0046789954</text:p>
          </table:table-cell>
          <table:table-cell/>
          <table:table-cell office:value-type="float" office:value="0.0173846465178" calcext:value-type="float">
            <text:p>0.0173846465</text:p>
          </table:table-cell>
          <table:table-cell office:value-type="float" office:value="0.00730691828751" calcext:value-type="float">
            <text:p>0.0073069183</text:p>
          </table:table-cell>
          <table:table-cell/>
          <table:table-cell office:value-type="float" office:value="0.0115180077978" calcext:value-type="float">
            <text:p>0.0115180078</text:p>
          </table:table-cell>
          <table:table-cell office:value-type="float" office:value="0.00966939675499" calcext:value-type="float">
            <text:p>0.009669396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/>
          <table:table-cell table:number-columns-repeated="2" office:value-type="string" calcext:value-type="string">
            <text:p>p_F: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/>
          <table:table-cell table:number-columns-repeated="2" office:value-type="string" calcext:value-type="string">
            <text:p>Mean squared error: </text:p>
          </table:table-cell>
          <table:table-cell table:number-columns-repeated="6"/>
        </table:table-row>
        <table:table-row table:style-name="ro1">
          <table:table-cell table:style-name="ce1" office:value-type="float" office:value="1.17802955331" calcext:value-type="float">
            <text:p>1.1780295533</text:p>
          </table:table-cell>
          <table:table-cell office:value-type="float" office:value="1.37221453734" calcext:value-type="float">
            <text:p>1.3722145373</text:p>
          </table:table-cell>
          <table:table-cell/>
          <table:table-cell table:style-name="ce1" office:value-type="float" office:value="1.11046472572" calcext:value-type="float">
            <text:p>1.1104647257</text:p>
          </table:table-cell>
          <table:table-cell office:value-type="float" office:value="2.68828159022" calcext:value-type="float">
            <text:p>2.6882815902</text:p>
          </table:table-cell>
          <table:table-cell/>
          <table:table-cell office:value-type="float" office:value="12.2053416997" calcext:value-type="float">
            <text:p>12.2053416997</text:p>
          </table:table-cell>
          <table:table-cell office:value-type="float" office:value="50478.8035598" calcext:value-type="float">
            <text:p>50478.8035598</text:p>
          </table:table-cell>
          <table:table-cell/>
          <table:table-cell office:value-type="float" office:value="1.26786805341" calcext:value-type="float">
            <text:p>1.2678680534</text:p>
          </table:table-cell>
          <table:table-cell office:value-type="float" office:value="1.23173710581" calcext:value-type="float">
            <text:p>1.2317371058</text:p>
          </table:table-cell>
          <table:table-cell/>
          <table:table-cell office:value-type="float" office:value="1.25760492989" calcext:value-type="float">
            <text:p>1.2576049299</text:p>
          </table:table-cell>
          <table:table-cell office:value-type="float" office:value="1.86392564054" calcext:value-type="float">
            <text:p>1.863925640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number-columns-repeated="6"/>
        </table:table-row>
        <table:table-row table:style-name="ro1">
          <table:table-cell office:value-type="float" office:value="0.135222641743" calcext:value-type="float">
            <text:p>0.1352226417</text:p>
          </table:table-cell>
          <table:table-cell office:value-type="float" office:value="0.214361936015" calcext:value-type="float">
            <text:p>0.214361936</text:p>
          </table:table-cell>
          <table:table-cell/>
          <table:table-cell office:value-type="float" office:value="0.414793162565" calcext:value-type="float">
            <text:p>0.4147931626</text:p>
          </table:table-cell>
          <table:table-cell office:value-type="float" office:value="2.43632074494" calcext:value-type="float">
            <text:p>2.4363207449</text:p>
          </table:table-cell>
          <table:table-cell/>
          <table:table-cell office:value-type="float" office:value="21.9958379301" calcext:value-type="float">
            <text:p>21.9958379301</text:p>
          </table:table-cell>
          <table:table-cell office:value-type="float" office:value="91026.824977" calcext:value-type="float">
            <text:p>91026.824977</text:p>
          </table:table-cell>
          <table:table-cell/>
          <table:table-cell office:value-type="float" office:value="0.175837389368" calcext:value-type="float">
            <text:p>0.1758373894</text:p>
          </table:table-cell>
          <table:table-cell office:value-type="float" office:value="0.0798886890825" calcext:value-type="float">
            <text:p>0.0798886891</text:p>
          </table:table-cell>
          <table:table-cell/>
          <table:table-cell office:value-type="float" office:value="0.152415514728" calcext:value-type="float">
            <text:p>0.1524155147</text:p>
          </table:table-cell>
          <table:table-cell office:value-type="float" office:value="0.298255880683" calcext:value-type="float">
            <text:p>0.29825588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00/00/00</text:date>, <text:time style:data-style-name="N2" text:time-value="10:01:56.349547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0-30T07:45:50.048877915</dc:date>
    <meta:editing-duration>P1DT17H32M42S</meta:editing-duration>
    <meta:editing-cycles>30</meta:editing-cycles>
    <meta:generator>LibreOffice/5.1.6.2$Linux_X86_64 LibreOffice_project/10m0$Build-2</meta:generator>
    <meta:document-statistic meta:table-count="1" meta:cell-count="655" meta:object-count="0"/>
  </office:meta>
</office:document-meta>
</file>